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90000008F448462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71cm" fo:margin-left="0.94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3.493cm"/>
    </style:style>
    <style:style style:name="Tableau1.D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D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1.2" style:family="table-row">
      <style:table-row-properties style:min-row-height="0.115cm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3" style:family="table-row">
      <style:table-row-properties style:min-row-height="0.263cm" fo:keep-together="auto"/>
    </style:style>
    <style:style style:name="Tableau1.7" style:family="table-row">
      <style:table-row-properties style:min-row-height="0.508cm" fo:keep-together="auto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-left="0.101cm" fo:padding-right="0.101cm" fo:padding-top="0.101cm" fo:padding-bottom="0.199cm" fo:border="none"/>
    </style:style>
    <style:style style:name="Tableau7" style:family="table">
      <style:table-properties style:width="18.8cm" table:align="margins" style:writing-mode="lr-tb"/>
    </style:style>
    <style:style style:name="Tableau7.A" style:family="table-column">
      <style:table-column-properties style:column-width="18.8cm" style:rel-column-width="65535*"/>
    </style:style>
    <style:style style:name="Tableau7.A1" style:family="table-cell">
      <style:table-cell-properties fo:padding-left="0.101cm" fo:padding-right="0.101cm" fo:padding-top="0.101cm" fo:padding-bottom="0.199cm" fo:border="none"/>
    </style:style>
    <style:style style:name="Tableau8" style:family="table">
      <style:table-properties style:width="18.598cm" table:align="margins" style:writing-mode="lr-tb"/>
    </style:style>
    <style:style style:name="Tableau8.A" style:family="table-column">
      <style:table-column-properties style:column-width="18.598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8.598cm" table:align="margins" style:writing-mode="lr-tb"/>
    </style:style>
    <style:style style:name="Tableau9.A" style:family="table-column">
      <style:table-column-properties style:column-width="18.598cm" style:rel-column-width="65535*"/>
    </style:style>
    <style:style style:name="Tableau9.A1" style:family="table-cell">
      <style:table-cell-properties fo:padding="0.097cm" fo:border="none"/>
    </style:style>
    <style:style style:name="Tableau2" style:family="table">
      <style:table-properties style:width="17.247cm" table:align="center" style:writing-mode="lr-tb"/>
    </style:style>
    <style:style style:name="Tableau2.A" style:family="table-column">
      <style:table-column-properties style:column-width="8.6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561cm" fo:keep-together="auto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-left="0.101cm" fo:padding-right="0.101cm" fo:padding-top="0.101cm" fo:padding-bottom="0.199cm" fo:border="none"/>
    </style:style>
    <style:style style:name="Tableau6" style:family="table">
      <style:table-properties style:width="18.8cm" table:align="margins" style:writing-mode="lr-tb"/>
    </style:style>
    <style:style style:name="Tableau6.A" style:family="table-column">
      <style:table-column-properties style:column-width="18.8cm" style:rel-column-width="65535*"/>
    </style:style>
    <style:style style:name="Tableau6.A1" style:family="table-cell">
      <style:table-cell-properties fo:padding-left="0.101cm" fo:padding-right="0.101cm" fo:padding-top="0.101cm" fo:padding-bottom="0.199cm" fo:border="none"/>
    </style:style>
    <style:style style:name="Tableau10" style:family="table">
      <style:table-properties style:width="18.598cm" table:align="margins" style:writing-mode="lr-tb"/>
    </style:style>
    <style:style style:name="Tableau10.A" style:family="table-column">
      <style:table-column-properties style:column-width="18.598cm" style:rel-column-width="6553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598cm" table:align="margins" style:writing-mode="lr-tb"/>
    </style:style>
    <style:style style:name="Tableau11.A" style:family="table-column">
      <style:table-column-properties style:column-width="18.598cm" style:rel-column-width="65535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9.001cm" table:align="margins" style:writing-mode="lr-tb"/>
    </style:style>
    <style:style style:name="Tableau12.A" style:family="table-column">
      <style:table-column-properties style:column-width="19.001cm" style:rel-column-width="65535*"/>
    </style:style>
    <style:style style:name="Tableau12.A1" style:family="table-cell">
      <style:table-cell-properties fo:padding-left="0.101cm" fo:padding-right="0.101cm" fo:padding-top="0.101cm" fo:padding-bottom="0.199cm" fo:border="none"/>
    </style:style>
    <style:style style:name="Tableau13" style:family="table">
      <style:table-properties style:width="18.8cm" table:align="margins" style:writing-mode="lr-tb"/>
    </style:style>
    <style:style style:name="Tableau13.A" style:family="table-column">
      <style:table-column-properties style:column-width="18.8cm" style:rel-column-width="65535*"/>
    </style:style>
    <style:style style:name="Tableau13.A1" style:family="table-cell">
      <style:table-cell-properties fo:padding-left="0.101cm" fo:padding-right="0.101cm" fo:padding-top="0.101cm" fo:padding-bottom="0.199cm" fo:border="none"/>
    </style:style>
    <style:style style:name="Tableau14" style:family="table">
      <style:table-properties style:width="18.598cm" table:align="margins" style:writing-mode="lr-tb"/>
    </style:style>
    <style:style style:name="Tableau14.A" style:family="table-column">
      <style:table-column-properties style:column-width="18.598cm" style:rel-column-width="6553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8.598cm" table:align="margins" style:writing-mode="lr-tb"/>
    </style:style>
    <style:style style:name="Tableau15.A" style:family="table-column">
      <style:table-column-properties style:column-width="18.598cm" style:rel-column-width="65535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9.001cm" table:align="margins" style:writing-mode="lr-tb"/>
    </style:style>
    <style:style style:name="Tableau16.A" style:family="table-column">
      <style:table-column-properties style:column-width="19.001cm" style:rel-column-width="65535*"/>
    </style:style>
    <style:style style:name="Tableau16.A1" style:family="table-cell">
      <style:table-cell-properties fo:padding-left="0.101cm" fo:padding-right="0.101cm" fo:padding-top="0.101cm" fo:padding-bottom="0.199cm" fo:border="none"/>
    </style:style>
    <style:style style:name="Tableau17" style:family="table">
      <style:table-properties style:width="18.8cm" table:align="margins" style:writing-mode="lr-tb"/>
    </style:style>
    <style:style style:name="Tableau17.A" style:family="table-column">
      <style:table-column-properties style:column-width="18.8cm" style:rel-column-width="65535*"/>
    </style:style>
    <style:style style:name="Tableau17.A1" style:family="table-cell">
      <style:table-cell-properties fo:padding-left="0.101cm" fo:padding-right="0.101cm" fo:padding-top="0.101cm" fo:padding-bottom="0.199cm" fo:border="none"/>
    </style:style>
    <style:style style:name="Tableau18" style:family="table">
      <style:table-properties style:width="18.598cm" table:align="margins" style:writing-mode="lr-tb"/>
    </style:style>
    <style:style style:name="Tableau18.A" style:family="table-column">
      <style:table-column-properties style:column-width="18.598cm" style:rel-column-width="65535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8.598cm" table:align="margins" style:writing-mode="lr-tb"/>
    </style:style>
    <style:style style:name="Tableau19.A" style:family="table-column">
      <style:table-column-properties style:column-width="18.598cm" style:rel-column-width="6553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9.001cm" table:align="margins" style:writing-mode="lr-tb"/>
    </style:style>
    <style:style style:name="Tableau20.A" style:family="table-column">
      <style:table-column-properties style:column-width="19.001cm" style:rel-column-width="65535*"/>
    </style:style>
    <style:style style:name="Tableau20.A1" style:family="table-cell">
      <style:table-cell-properties fo:padding-left="0.101cm" fo:padding-right="0.101cm" fo:padding-top="0.101cm" fo:padding-bottom="0.199cm" fo:border="none"/>
    </style:style>
    <style:style style:name="Tableau21" style:family="table">
      <style:table-properties style:width="18.8cm" table:align="margins" style:writing-mode="lr-tb"/>
    </style:style>
    <style:style style:name="Tableau21.A" style:family="table-column">
      <style:table-column-properties style:column-width="18.8cm" style:rel-column-width="65535*"/>
    </style:style>
    <style:style style:name="Tableau21.A1" style:family="table-cell">
      <style:table-cell-properties fo:padding-left="0.101cm" fo:padding-right="0.101cm" fo:padding-top="0.101cm" fo:padding-bottom="0.199cm" fo:border="none"/>
    </style:style>
    <style:style style:name="Tableau22" style:family="table">
      <style:table-properties style:width="18.598cm" table:align="margins" style:writing-mode="lr-tb"/>
    </style:style>
    <style:style style:name="Tableau22.A" style:family="table-column">
      <style:table-column-properties style:column-width="18.598cm" style:rel-column-width="65535*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8.598cm" table:align="margins" style:writing-mode="lr-tb"/>
    </style:style>
    <style:style style:name="Tableau23.A" style:family="table-column">
      <style:table-column-properties style:column-width="18.598cm" style:rel-column-width="65535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9.001cm" table:align="margins" style:writing-mode="lr-tb"/>
    </style:style>
    <style:style style:name="Tableau24.A" style:family="table-column">
      <style:table-column-properties style:column-width="19.001cm" style:rel-column-width="65535*"/>
    </style:style>
    <style:style style:name="Tableau24.A1" style:family="table-cell">
      <style:table-cell-properties fo:padding-left="0.101cm" fo:padding-right="0.101cm" fo:padding-top="0.101cm" fo:padding-bottom="0.199cm" fo:border="none"/>
    </style:style>
    <style:style style:name="Tableau25" style:family="table">
      <style:table-properties style:width="18.8cm" table:align="margins" style:writing-mode="lr-tb"/>
    </style:style>
    <style:style style:name="Tableau25.A" style:family="table-column">
      <style:table-column-properties style:column-width="18.8cm" style:rel-column-width="65535*"/>
    </style:style>
    <style:style style:name="Tableau25.A1" style:family="table-cell">
      <style:table-cell-properties fo:padding-left="0.101cm" fo:padding-right="0.101cm" fo:padding-top="0.101cm" fo:padding-bottom="0.199cm" fo:border="none"/>
    </style:style>
    <style:style style:name="Tableau26" style:family="table">
      <style:table-properties style:width="18.598cm" table:align="margins" style:writing-mode="lr-tb"/>
    </style:style>
    <style:style style:name="Tableau26.A" style:family="table-column">
      <style:table-column-properties style:column-width="18.598cm" style:rel-column-width="65535*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8.598cm" table:align="margins" style:writing-mode="lr-tb"/>
    </style:style>
    <style:style style:name="Tableau27.A" style:family="table-column">
      <style:table-column-properties style:column-width="18.598cm" style:rel-column-width="65535*"/>
    </style:style>
    <style:style style:name="Tableau27.A1" style:family="table-cell">
      <style:table-cell-properties fo:padding="0.097cm" fo:border="none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3" style:family="paragraph" style:parent-style-name="service">
      <style:text-properties fo:font-size="14pt" style:font-size-asian="14pt"/>
    </style:style>
    <style:style style:name="P4" style:family="paragraph" style:parent-style-name="Reference">
      <style:paragraph-properties fo:text-align="start" style:justify-single-word="false"/>
    </style:style>
    <style:style style:name="P5" style:family="paragraph" style:parent-style-name="Reference">
      <style:paragraph-properties fo:margin-top="0.212cm" fo:margin-bottom="0cm" loext:contextual-spacing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language="it" fo:country="I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fo:language="it" fo:country="I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fo:language="it" fo:country="I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ff0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text-align="justify" style:justify-single-word="false" fo:keep-with-next="always"/>
    </style:style>
    <style:style style:name="P17" style:family="paragraph" style:parent-style-name="Text_20_body">
      <style:paragraph-properties fo:keep-with-next="always"/>
    </style:style>
    <style:style style:name="P18" style:family="paragraph" style:parent-style-name="Corps_20_de_20_texte_20_2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Header">
      <style:paragraph-properties fo:margin-left="1.905cm" fo:margin-right="0cm" fo:margin-top="0.106cm" fo:margin-bottom="0cm" loext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Garamond" fo:font-style="italic" style:font-style-asian="italic" style:font-name-complex="Garamond"/>
    </style:style>
    <style:style style:name="P20" style:family="paragraph" style:parent-style-name="Header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21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>
        <style:tab-stops>
          <style:tab-stop style:position="2cm"/>
        </style:tab-stops>
      </style:paragraph-properties>
    </style:style>
    <style:style style:name="P23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fo:font-weight="bold" style:font-weight-asian="bold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style:font-name="Times New Roman" style:font-name-complex="Times New Roman"/>
    </style:style>
    <style:style style:name="P25" style:family="paragraph" style:parent-style-name="Text_20_body">
      <style:text-properties fo:font-style="italic" style:font-style-asian="italic"/>
    </style:style>
    <style:style style:name="P26" style:family="paragraph" style:parent-style-name="Text_20_body">
      <style:text-properties fo:font-weight="bold" style:font-weight-asian="bold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left="0.192cm" fo:margin-right="0cm" fo:text-align="center" style:justify-single-word="false" fo:text-indent="0.318cm" style:auto-text-indent="false"/>
    </style:style>
    <style:style style:name="P29" style:family="paragraph" style:parent-style-name="Text_20_body">
      <style:paragraph-properties fo:margin-left="0.192cm" fo:margin-right="0cm" fo:text-indent="0.318cm" style:auto-text-indent="false"/>
      <style:text-properties style:font-name="Arial" fo:font-size="10pt" fo:font-weight="bold" style:font-size-asian="10pt" style:font-weight-asian="bold" style:font-name-complex="Arial"/>
    </style:style>
    <style:style style:name="P30" style:family="paragraph" style:parent-style-name="Text_20_body">
      <style:paragraph-properties fo:margin-left="0.192cm" fo:margin-right="0cm" fo:text-align="center" style:justify-single-word="false" fo:text-indent="0.318cm" style:auto-text-indent="false"/>
      <style:text-properties style:font-name="Arial" fo:font-size="10pt" style:font-size-asian="10pt" style:font-name-complex="Arial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fo:font-size="11pt" officeooo:rsid="00538047" officeooo:paragraph-rsid="0056d7b8" style:font-size-asian="11pt" style:font-size-complex="11pt"/>
    </style:style>
    <style:style style:name="P33" style:family="paragraph" style:parent-style-name="Text_20_body">
      <style:paragraph-properties fo:margin-left="0.953cm" fo:margin-right="0cm" fo:text-indent="0cm" style:auto-text-indent="false"/>
    </style:style>
    <style:style style:name="P34" style:family="paragraph" style:parent-style-name="Text_20_body">
      <style:paragraph-properties fo:margin-left="1cm" fo:margin-right="0cm" fo:margin-top="0.212cm" fo:margin-bottom="0.106cm" loext:contextual-spacing="false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1.002cm" fo:margin-right="0.27cm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36" style:family="paragraph" style:parent-style-name="Text_20_body">
      <style:paragraph-properties fo:margin-left="1.002cm" fo:margin-right="0.27cm" fo:text-indent="0cm" style:auto-text-indent="false"/>
      <style:text-properties style:font-name="Arial" fo:font-size="10pt" style:font-size-asian="10pt" style:font-name-complex="Arial"/>
    </style:style>
    <style:style style:name="P37" style:family="paragraph" style:parent-style-name="Text_20_body">
      <style:paragraph-properties fo:margin-left="0.501cm" fo:margin-right="0.27cm" fo:text-indent="0.501cm" style:auto-text-indent="false"/>
      <style:text-properties style:font-name="Arial" fo:font-size="10pt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.192cm" fo:margin-right="0cm" fo:text-align="center" style:justify-single-word="false" fo:text-indent="0cm" style:auto-text-indent="false"/>
      <style:text-properties style:font-name="Arial" fo:font-size="10pt" style:font-size-asian="10pt" style:font-name-complex="Arial"/>
    </style:style>
    <style:style style:name="P39" style:family="paragraph" style:parent-style-name="Heading">
      <style:paragraph-properties fo:margin-top="0cm" fo:margin-bottom="0.423cm" loext:contextual-spacing="false"/>
      <style:text-properties fo:font-size="14pt" fo:font-weight="bold" officeooo:paragraph-rsid="001d549b" style:font-size-asian="14pt" style:font-weight-asian="bold" style:font-size-complex="14pt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style:font-name="Garamond" officeooo:rsid="003386bc" officeooo:paragraph-rsid="0041146d"/>
    </style:style>
    <style:style style:name="P42" style:family="paragraph" style:parent-style-name="Table_20_Contents">
      <style:paragraph-properties fo:text-align="justify" style:justify-single-word="false"/>
      <style:text-properties style:font-name="Garamond" fo:font-size="11pt" officeooo:rsid="00498a23" officeooo:paragraph-rsid="00498a23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Garamond" fo:font-size="11pt" officeooo:rsid="00354f53" officeooo:paragraph-rsid="0041146d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41146d"/>
    </style:style>
    <style:style style:name="P45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41146d" style:font-size-asian="13pt" style:font-weight-asian="bold" style:font-size-complex="13pt" style:font-weight-complex="bold"/>
    </style:style>
    <style:style style:name="P46" style:family="paragraph" style:parent-style-name="Standard">
      <style:paragraph-properties fo:margin-left="2.122cm" fo:margin-right="0cm" fo:text-indent="0cm" style:auto-text-indent="false">
        <style:tab-stops/>
      </style:paragraph-properties>
      <style:text-properties style:font-name="Garamond" officeooo:paragraph-rsid="005987d5" style:font-name-complex="Garamond"/>
    </style:style>
    <style:style style:name="P47" style:family="paragraph" style:parent-style-name="Standard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48" style:family="paragraph" style:parent-style-name="Standard">
      <style:text-properties officeooo:paragraph-rsid="005987d5"/>
    </style:style>
    <style:style style:name="P49" style:family="paragraph" style:parent-style-name="Standard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officeooo:paragraph-rsid="005987d5" style:font-name-complex="Garamond"/>
    </style:style>
    <style:style style:name="P50" style:family="paragraph" style:parent-style-name="Heading" style:master-page-name="Standard">
      <style:paragraph-properties fo:margin-top="0cm" fo:margin-bottom="0.423cm" loext:contextual-spacing="false" style:page-number="auto"/>
      <style:text-properties fo:font-size="14pt" fo:font-weight="bold" officeooo:paragraph-rsid="001d549b" style:font-size-asian="14pt" style:font-weight-asian="bold" style:font-size-complex="14pt"/>
    </style:style>
    <style:style style:name="P51" style:family="paragraph" style:parent-style-name="Heading_20_1">
      <style:paragraph-properties fo:text-align="justify" style:justify-single-word="false"/>
    </style:style>
    <style:style style:name="P52" style:family="paragraph" style:parent-style-name="Heading_20_1">
      <style:paragraph-properties fo:text-align="justify" style:justify-single-word="false"/>
      <style:text-properties officeooo:paragraph-rsid="005902a3"/>
    </style:style>
    <style:style style:name="P53" style:family="paragraph" style:parent-style-name="Heading_20_1">
      <style:paragraph-properties fo:text-align="justify" style:justify-single-word="false"/>
      <style:text-properties officeooo:paragraph-rsid="005987d5"/>
    </style:style>
    <style:style style:name="P54" style:family="paragraph" style:parent-style-name="Header" style:list-style-name="WW8Num6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55" style:family="paragraph" style:parent-style-name="Header" style:list-style-name="WW8Num3">
      <style:paragraph-properties fo:margin-left="2.752cm" fo:margin-right="0cm" fo:text-indent="-0.63cm" style:auto-text-indent="false">
        <style:tab-stops/>
      </style:paragraph-properties>
      <style:text-properties style:font-name="Garamond" style:font-name-complex="Garamond"/>
    </style:style>
    <style:style style:name="P56" style:family="paragraph" style:parent-style-name="Header">
      <style:paragraph-properties fo:margin-left="2.752cm" fo:margin-right="0cm" fo:text-indent="-0.63cm" style:auto-text-indent="false">
        <style:tab-stops/>
      </style:paragraph-properties>
      <style:text-properties style:font-name="Garamond" officeooo:paragraph-rsid="005987d5" style:font-name-complex="Garamond"/>
    </style:style>
    <style:style style:name="P57" style:family="paragraph" style:parent-style-name="Header" style:list-style-name="WW8Num6">
      <style:paragraph-properties fo:margin-left="1.9cm" fo:margin-right="0cm" fo:margin-top="0.106cm" fo:margin-bottom="0cm" loext:contextual-spacing="false" style:line-height-at-least="0.423cm" fo:text-align="justify" style:justify-single-word="false" fo:text-indent="-0.63cm" style:auto-text-indent="false">
        <style:tab-stops/>
      </style:paragraph-properties>
      <style:text-properties style:font-name="Garamond" style:font-name-complex="Garamond"/>
    </style:style>
    <style:style style:name="P58" style:family="paragraph" style:parent-style-name="Header" style:list-style-name="WW8Num6">
      <style:paragraph-properties fo:margin-left="1.27cm" fo:margin-right="0cm" fo:margin-top="0.212cm" fo:margin-bottom="0cm" loext:contextual-spacing="false" style:line-height-at-least="0.423cm" fo:text-indent="0cm" style:auto-text-indent="false">
        <style:tab-stops/>
      </style:paragraph-properties>
      <style:text-properties style:font-name="Garamond" style:font-name-complex="Garamond"/>
    </style:style>
    <style:style style:name="P59" style:family="paragraph" style:parent-style-name="Text_20_body" style:list-style-name="WW8Num9"/>
    <style:style style:name="P60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61" style:family="paragraph" style:parent-style-name="Text_20_body" style:list-style-name="WW8Num8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62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63" style:family="paragraph" style:parent-style-name="Text_20_body" style:list-style-name="WW8Num8">
      <style:paragraph-properties fo:margin-left="3.81cm" fo:margin-right="0cm" fo:margin-top="0cm" fo:margin-bottom="0cm" loext:contextual-spacing="false" fo:text-align="start" style:justify-single-word="false" fo:text-indent="-0.63cm" style:auto-text-indent="false"/>
    </style:style>
    <style:style style:name="P64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style:font-name-complex="Garamond"/>
    </style:style>
    <style:style style:name="P65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officeooo:paragraph-rsid="005902a3" style:font-name-complex="Garamond"/>
    </style:style>
    <style:style style:name="P66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fo:font-size="11pt" officeooo:rsid="00538047" officeooo:paragraph-rsid="005902a3" style:font-size-asian="11pt" style:font-size-complex="11pt"/>
    </style:style>
    <style:style style:name="P67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fo:font-size="11pt" officeooo:rsid="00538047" officeooo:paragraph-rsid="005987d5" style:font-size-asian="11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02a3"/>
    </style:style>
    <style:style style:name="P69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87d5"/>
    </style:style>
    <style:style style:name="P70" style:family="paragraph" style:parent-style-name="Table_20_Contents">
      <style:paragraph-properties fo:text-align="justify" style:justify-single-word="false"/>
      <style:text-properties style:font-name="Garamond" officeooo:rsid="003386bc" officeooo:paragraph-rsid="005902a3"/>
    </style:style>
    <style:style style:name="P71" style:family="paragraph" style:parent-style-name="Table_20_Contents">
      <style:paragraph-properties fo:text-align="justify" style:justify-single-word="false"/>
      <style:text-properties style:font-name="Garamond" officeooo:rsid="003386bc" officeooo:paragraph-rsid="005987d5"/>
    </style:style>
    <style:style style:name="P72" style:family="paragraph" style:parent-style-name="Table_20_Contents">
      <style:paragraph-properties fo:text-align="justify" style:justify-single-word="false"/>
      <style:text-properties style:font-name="Garamond" fo:font-size="11pt" officeooo:rsid="00354f53" officeooo:paragraph-rsid="005902a3" style:font-size-asian="11pt" style:font-size-complex="11pt"/>
    </style:style>
    <style:style style:name="P73" style:family="paragraph" style:parent-style-name="Table_20_Contents">
      <style:paragraph-properties fo:text-align="justify" style:justify-single-word="false"/>
      <style:text-properties style:font-name="Garamond" fo:font-size="11pt" officeooo:rsid="00354f53" officeooo:paragraph-rsid="005987d5" style:font-size-asian="11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Garamond" fo:font-size="11pt" officeooo:rsid="00498a23" officeooo:paragraph-rsid="005902a3" style:font-size-asian="11pt" style:font-size-complex="11pt"/>
    </style:style>
    <style:style style:name="P75" style:family="paragraph" style:parent-style-name="Table_20_Contents">
      <style:paragraph-properties fo:text-align="justify" style:justify-single-word="false"/>
      <style:text-properties style:font-name="Garamond" fo:font-size="11pt" officeooo:rsid="00498a23" officeooo:paragraph-rsid="005987d5" style:font-size-asian="11pt" style:font-size-complex="11pt"/>
    </style:style>
    <style:style style:name="P76" style:family="paragraph" style:parent-style-name="Table_20_Contents">
      <style:paragraph-properties fo:text-align="justify" style:justify-single-word="false"/>
      <style:text-properties officeooo:paragraph-rsid="005902a3"/>
    </style:style>
    <style:style style:name="P77" style:family="paragraph" style:parent-style-name="Table_20_Contents">
      <style:paragraph-properties fo:text-align="justify" style:justify-single-word="false"/>
      <style:text-properties officeooo:paragraph-rsid="005987d5"/>
    </style:style>
    <style:style style:name="P78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02a3" style:font-size-asian="13pt" style:font-weight-asian="bold" style:font-size-complex="13pt" style:font-weight-complex="bold"/>
    </style:style>
    <style:style style:name="P79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87d5" style:font-size-asian="13pt" style:font-weight-asian="bold" style:font-size-complex="13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it" fo:country="IT" style:font-size-asian="10pt" style:font-name-complex="Arial"/>
    </style:style>
    <style:style style:name="T3" style:family="text">
      <style:text-properties officeooo:rsid="001b3764"/>
    </style:style>
    <style:style style:name="T4" style:family="text">
      <style:text-properties officeooo:rsid="002236d9"/>
    </style:style>
    <style:style style:name="T5" style:family="text">
      <style:text-properties officeooo:rsid="00361246"/>
    </style:style>
    <style:style style:name="T6" style:family="text">
      <style:text-properties officeooo:rsid="004308e6"/>
    </style:style>
    <style:style style:name="T7" style:family="text">
      <style:text-properties officeooo:rsid="0044959d"/>
    </style:style>
    <style:style style:name="T8" style:family="text">
      <style:text-properties officeooo:rsid="00498a23"/>
    </style:style>
    <style:style style:name="T9" style:family="text">
      <style:text-properties officeooo:rsid="004cf1c9"/>
    </style:style>
    <style:style style:name="T10" style:family="text">
      <style:text-properties style:font-name="Garamond1" officeooo:rsid="004cf1c9" style:font-name-asian="Garamond1" style:font-name-complex="Garamond1"/>
    </style:style>
    <style:style style:name="T11" style:family="text">
      <style:text-properties style:font-name="Garamond1" officeooo:rsid="00361246" style:font-name-asian="Garamond1" style:font-name-complex="Garamond1"/>
    </style:style>
    <style:style style:name="T12" style:family="text">
      <style:text-properties officeooo:rsid="004cf1c9" style:font-name-asian="Times New Roman" style:font-name-complex="Times New Roman"/>
    </style:style>
    <style:style style:name="T13" style:family="text">
      <style:text-properties officeooo:rsid="00361246" style:font-name-asian="Times New Roman" style:font-name-complex="Times New Roman"/>
    </style:style>
    <style:style style:name="T14" style:family="text">
      <style:text-properties officeooo:rsid="00552ba7"/>
    </style:style>
    <style:style style:name="T15" style:family="text">
      <style:text-properties officeooo:rsid="0056d7b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80132"/>
    </style:style>
    <style:style style:name="T18" style:family="text">
      <style:text-properties style:text-underline-style="none" officeooo:rsid="005987d5"/>
    </style:style>
    <style:style style:name="T19" style:family="text">
      <style:text-properties officeooo:rsid="005987d5"/>
    </style:style>
    <style:style style:name="T2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/R Semaine n°<text:span text:style-name="T3">[general.week_number]</text:span> </text:p>
      <text:p text:style-name="Text_20_body"/>
      <text:p text:style-name="P39">du <text:span text:style-name="T3">[general.start_date]</text:span> au <text:span text:style-name="T3">[general.end_date]</text:span> </text:p>
      <text:p text:style-name="P25">Toutes les heures mentionnées sont en UTC</text:p>
      <text:list xml:id="list9200474496702640734" text:style-name="WW8Num1">
        <text:list-item>
          <text:h text:style-name="Heading_20_1" text:outline-level="1">Trafic de la semaine écoulée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18">Jour</text:p>
          </table:table-cell>
          <table:table-cell table:style-name="Tableau1.A1" office:value-type="string">
            <text:p text:style-name="P18">Année N</text:p>
          </table:table-cell>
          <table:table-cell table:style-name="Tableau1.A1" office:value-type="string">
            <text:p text:style-name="P18">Année N-1</text:p>
          </table:table-cell>
          <table:table-cell table:style-name="Tableau1.D1" office:value-type="string">
            <text:p text:style-name="P18">Evolution N/N-1</text:p>
          </table:table-cell>
        </table:table-row>
        <table:table-row table:style-name="Tableau1.2">
          <table:table-cell table:style-name="Tableau1.A2" office:value-type="string">
            <text:p text:style-name="P30">lun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0">mar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8">mercre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8"><text:span text:style-name="T2">jeu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1"><text:span text:style-name="T2">vendredi </text:span><text:span text:style-name="T1">jj mois</text:span> <text:span text:style-name="T2">i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7">
          <table:table-cell table:style-name="Tableau1.A2" office:value-type="string">
            <text:p text:style-name="P31"><text:span text:style-name="T2">same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8">dimanche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29">Total de la semaine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</table:table>
      <text:p text:style-name="P33">Ce tableau est optionnel </text:p>
      <text:p text:style-name="P33">Si ce dernier est rempli, expliquer les variations importantes e.g. jour de grève, flux atypiques, vacances, etc.</text:p>
      <text:list xml:id="list174939928913088" text:continue-numbering="true" text:style-name="WW8Num1">
        <text:list-item>
          <text:h text:style-name="Heading_20_1" text:outline-level="1"><text:span text:style-name="T4">Écoulement</text:span> du trafic </text:h>
        </text:list-item>
      </text:list>
      <text:p text:style-name="Text_20_body">Mettre ici les points notables qui ont influé sur le bon écoulement du trafic </text:p>
      <text:p text:style-name="Text_20_body">Exemples : conditions météorologiques, régulations, travaux, accident, etc.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5"><text:span text:style-name="T6">[</text:span>trafic.day;block=tbs:row;sub1=event]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4">[trafic_sub1.name;block=tbs:row;<text:span text:style-name="T7">sub1</text:span>=fields;s<text:span text:style-name="T8">ub2=updates</text:span>]<text:span text:style-name="T16"> </text:span><text:span text:style-name="T17">créé par [trafic_sub1.author]</text:span></text:p>
                  <text:p text:style-name="P41"><text:tab/><text:span text:style-name="T10">▪</text:span><text:span text:style-name="T12"> </text:span><text:span text:style-name="T9">Début : </text:span>[trafic_sub1.start]</text:p>
                  <text:p text:style-name="P41"><text:tab/><text:span text:style-name="T5">[trafic_sub1.end;if [val]='';then '';else </text:span><text:span text:style-name="T11">▪</text:span><text:span text:style-name="T13"> </text:span><text:span text:style-name="T5">Fin : [val]]</text:span></text:p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43"><text:span text:style-name="T10">•</text:span><text:span text:style-name="T12"> </text:span>[trafic_sub1_sub1.name;block=tbs:row] : [trafic_sub1_sub1.value]</text:p>
                      </table:table-cell>
                    </table:table-row>
                  </table:table>
                  <text:p text:style-name="P32">[<text:span text:style-name="T14">trafic_sub1.isupdates;if [val]=1;then </text:span>Notes :;<text:span text:style-name="T15">else Aucune notes.]</text:span></text:p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42"><text:span text:style-name="T10">›</text:span><text:span text:style-name="T12"> </text:span>[trafic_sub1_sub2.hour;block=tbs:row] : [trafic_sub1_sub2.note]</text:p>
                      </table:table-cell>
                    </table:table-row>
                  </table:table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26"/>
      <text:list xml:id="list174941003332489" text:continue-numbering="true" text:style-name="WW8Num1">
        <text:list-item>
          <text:h text:style-name="P51" text:outline-level="1">Mises en service / expérimentations </text:h>
        </text:list-item>
      </text:list>
      <text:p text:style-name="Text_20_body">Mettre ici toutes les mises en service ou expérimentations jugées d’importance.</text:p>
      <text:p text:style-name="P6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8"><text:span text:style-name="T6">[meso</text:span>.day;block=tbs:row;sub1=event]</text:p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68">[<text:span text:style-name="T19">meso</text:span>_sub1.name;block=tbs:row;<text:span text:style-name="T7">sub1</text:span>=fields;s<text:span text:style-name="T8">ub2=updates</text:span>]<text:span text:style-name="T16"> </text:span><text:span text:style-name="T17">créé par [</text:span><text:span text:style-name="T18">meso</text:span><text:span text:style-name="T17">_sub1.author]</text:span></text:p>
                  <text:p text:style-name="P70"><text:tab/><text:span text:style-name="T10">▪</text:span><text:span text:style-name="T12"> </text:span><text:span text:style-name="T9">Début : </text:span>[<text:span text:style-name="T19">meso</text:span>_sub1.start]</text:p>
                  <text:p text:style-name="P70"><text:tab/><text:span text:style-name="T5">[meso_sub1.end;if [val]='';then '';else </text:span><text:span text:style-name="T11">▪</text:span><text:span text:style-name="T13"> </text:span><text:span text:style-name="T5">Fin : [val]]</text:span></text:p>
                  <table:table table:name="Tableau10" table:style-name="Tableau10">
                    <table:table-column table:style-name="Tableau10.A"/>
                    <table:table-row>
                      <table:table-cell table:style-name="Tableau10.A1" office:value-type="string">
                        <text:p text:style-name="P72"><text:span text:style-name="T10">•</text:span><text:span text:style-name="T12"> </text:span>[<text:span text:style-name="T19">meso</text:span>_sub1_sub1.name;block=tbs:row] : [<text:span text:style-name="T19">meso</text:span>_sub1_sub1.value]</text:p>
                      </table:table-cell>
                    </table:table-row>
                  </table:table>
                  <text:p text:style-name="P66"><text:soft-page-break/>[<text:span text:style-name="T19">meso_sub1.isupdates;if [val]=1;then </text:span>Notes :;<text:span text:style-name="T15">else Aucune notes.]</text:span></text:p>
                  <table:table table:name="Tableau11" table:style-name="Tableau11">
                    <table:table-column table:style-name="Tableau11.A"/>
                    <table:table-row>
                      <table:table-cell table:style-name="Tableau11.A1" office:value-type="string">
                        <text:p text:style-name="P74"><text:span text:style-name="T10">›</text:span><text:span text:style-name="T12"> </text:span>[<text:span text:style-name="T19">meso</text:span>_sub1_sub2.hour;block=tbs:row] : [<text:span text:style-name="T19">meso</text:span>_sub1_sub2.note]</text:p>
                      </table:table-cell>
                    </table:table-row>
                  </table:table>
                  <text:p text:style-name="P76"/>
                </table:table-cell>
              </table:table-row>
            </table:table>
            <text:p text:style-name="P76"/>
          </table:table-cell>
        </table:table-row>
      </table:table>
      <text:list xml:id="list174940171200824" text:continue-numbering="true" text:style-name="WW8Num1">
        <text:list-item>
          <text:h text:style-name="P52" text:outline-level="1">Dysfonctionnements techniques </text:h>
        </text:list-item>
      </text:list>
      <text:p text:style-name="Text_20_body">Mettre ici tous les dysfonctionnements techniques qui ont eu un impact potentiel sur la sécurité ou la régularité.</text:p>
      <text:p text:style-name="P34">Exemples  d’événements à reporter dans le compte rendu :</text:p>
      <text:list xml:id="list7107513531657010378" text:style-name="WW8Num3">
        <text:list-item>
          <text:p text:style-name="P55">Panne ILS, GLIDE, DME</text:p>
        </text:list-item>
        <text:list-item>
          <text:p text:style-name="P55">Perte de contact radio/perte d’une antenne radio</text:p>
        </text:list-item>
        <text:list-item>
          <text:p text:style-name="P55">Panne d’énergie, de climatisation</text:p>
        </text:list-item>
        <text:list-item>
          <text:p text:style-name="P55">Perte d’un radar/d’image radar/écran noir</text:p>
        </text:list-item>
        <text:list-item>
          <text:p text:style-name="P55">Perte du téléphone</text:p>
        </text:list-item>
        <text:list-item>
          <text:p text:style-name="P55">Perte des enregistreurs</text:p>
        </text:list-item>
        <text:list-item>
          <text:p text:style-name="P55">Panne STPV</text:p>
        </text:list-item>
        <text:list-item>
          <text:p text:style-name="P55">Panne RSFTA/SIGMA</text:p>
        </text:list-item>
        <text:list-item>
          <text:p text:style-name="P55">Panne STCA</text:p>
        </text:list-item>
        <text:list-item>
          <text:p text:style-name="P55">Panne MAESTRO</text:p>
        </text:list-item>
        <text:list-item>
          <text:p text:style-name="P55">Panne du réseau RENAR</text:p>
        </text:list-item>
        <text:list-item>
          <text:p text:style-name="P55">Etc …</text:p>
        </text:list-item>
      </text:list>
      <text:p text:style-name="P56"/>
      <text:p text:style-name="P5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79"><text:span text:style-name="T6">[</text:span>pannes.day;block=tbs:row;sub1=event]</text:p>
            <table:table table:name="Tableau13" table:style-name="Tableau13">
              <table:table-column table:style-name="Tableau13.A"/>
              <table:table-row>
                <table:table-cell table:style-name="Tableau13.A1" office:value-type="string">
                  <text:p text:style-name="P69">[pannes_sub1.name;block=tbs:row;<text:span text:style-name="T7">sub1</text:span>=fields;s<text:span text:style-name="T8">ub2=updates</text:span>]<text:span text:style-name="T16"> </text:span><text:span text:style-name="T17">créé par [pannes_sub1.author]</text:span></text:p>
                  <text:p text:style-name="P71"><text:tab/><text:span text:style-name="T10">▪</text:span><text:span text:style-name="T12"> </text:span><text:span text:style-name="T9">Début : </text:span>[pannes_sub1.start]</text:p>
                  <text:p text:style-name="P71"><text:tab/><text:span text:style-name="T5">[pannes_sub1.end;if [val]='';then '';else </text:span><text:span text:style-name="T11">▪</text:span><text:span text:style-name="T13"> </text:span><text:span text:style-name="T5">Fin : [val]]</text:span></text:p>
                  <table:table table:name="Tableau14" table:style-name="Tableau14">
                    <table:table-column table:style-name="Tableau14.A"/>
                    <table:table-row>
                      <table:table-cell table:style-name="Tableau14.A1" office:value-type="string">
                        <text:p text:style-name="P73"><text:span text:style-name="T10">•</text:span><text:span text:style-name="T12"> </text:span>[pannes_sub1_sub1.name;block=tbs:row] : [pannes_sub1_sub1.value]</text:p>
                      </table:table-cell>
                    </table:table-row>
                  </table:table>
                  <text:p text:style-name="P67">[<text:span text:style-name="T14">pannes_sub1.isupdates;if [val]=1;then </text:span>Notes :;<text:span text:style-name="T15">else Aucune notes.]</text:span></text:p>
                  <table:table table:name="Tableau15" table:style-name="Tableau15">
                    <table:table-column table:style-name="Tableau15.A"/>
                    <table:table-row>
                      <table:table-cell table:style-name="Tableau15.A1" office:value-type="string">
                        <text:p text:style-name="P75"><text:span text:style-name="T10">›</text:span><text:span text:style-name="T12"> </text:span>[pannes_sub1_sub2.hour;block=tbs:row] : [pannes_sub1_sub2.note]</text:p>
                      </table:table-cell>
                    </table:table-row>
                  </table:table>
                  <text:p text:style-name="P77"/>
                </table:table-cell>
              </table:table-row>
            </table:table>
            <text:p text:style-name="P77"/>
          </table:table-cell>
        </table:table-row>
      </table:table>
      <text:p text:style-name="P46"/>
      <text:list xml:id="list174940803287013" text:continue-list="list174940171200824" text:style-name="WW8Num1">
        <text:list-item>
          <text:h text:style-name="P53" text:outline-level="1">Sécurité</text:h>
        </text:list-item>
      </text:list>
      <text:p text:style-name="P21">Mettre ici les incidents et accidents s’étant produit sur le territoire métropolitain ou DOM, POM, COM, TOM.</text:p>
      <text:p text:style-name="P22">Exemples d’événements à reporter dans le compte rendu :</text:p>
      <text:list xml:id="list4161489178515711727" text:style-name="WW8Num8">
        <text:list-item>
          <text:list>
            <text:list-item>
              <text:p text:style-name="P61">Perte de contact radio avec un appareil</text:p>
            </text:list-item>
            <text:list-item>
              <text:p text:style-name="P61">Accident (corporel ou dégâts matériels)</text:p>
            </text:list-item>
            <text:list-item>
              <text:p text:style-name="P61">Sortie de piste</text:p>
            </text:list-item>
            <text:list-item>
              <text:p text:style-name="P61">Rapprochement anormal </text:p>
              <text:list>
                <text:list-item>
                  <text:p text:style-name="P63">Non-respect des minima de séparation (séparation due)</text:p>
                </text:list-item>
                <text:list-item>
                  <text:p text:style-name="P63">Séparation non due (e.g. séparation IFR/VFR en classe D, …)</text:p>
                </text:list-item>
              </text:list>
            </text:list-item>
            <text:list-item>
              <text:p text:style-name="P61">RA-TCAS</text:p>
            </text:list-item>
            <text:list-item>
              <text:p text:style-name="P61">Quasi CFIT</text:p>
            </text:list-item>
            <text:list-item>
              <text:p text:style-name="P61"><text:soft-page-break/>Incursion sur piste</text:p>
            </text:list-item>
            <text:list-item>
              <text:p text:style-name="P61">Evénement bord de type « situation d’urgence »</text:p>
            </text:list-item>
          </text:list>
        </text:list-item>
      </text:list>
      <text:p text:style-name="P60"/>
      <text:p text:style-name="P62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79"><text:span text:style-name="T6">[</text:span>securite.day;block=tbs:row;sub1=event]</text:p>
            <table:table table:name="Tableau17" table:style-name="Tableau17">
              <table:table-column table:style-name="Tableau17.A"/>
              <table:table-row>
                <table:table-cell table:style-name="Tableau17.A1" office:value-type="string">
                  <text:p text:style-name="P69">[securite_sub1.name;block=tbs:row;<text:span text:style-name="T7">sub1</text:span>=fields;s<text:span text:style-name="T8">ub2=updates</text:span>]<text:span text:style-name="T16"> </text:span><text:span text:style-name="T17">créé par [securite_sub1.author]</text:span></text:p>
                  <text:p text:style-name="P71"><text:tab/><text:span text:style-name="T10">▪</text:span><text:span text:style-name="T12"> </text:span><text:span text:style-name="T9">Début : </text:span>[securite_sub1.start]</text:p>
                  <text:p text:style-name="P71"><text:tab/><text:span text:style-name="T5">[securite_sub1.end;if [val]='';then '';else </text:span><text:span text:style-name="T11">▪</text:span><text:span text:style-name="T13"> </text:span><text:span text:style-name="T5">Fin : [val]]</text:span></text:p>
                  <table:table table:name="Tableau18" table:style-name="Tableau18">
                    <table:table-column table:style-name="Tableau18.A"/>
                    <table:table-row>
                      <table:table-cell table:style-name="Tableau18.A1" office:value-type="string">
                        <text:p text:style-name="P73"><text:span text:style-name="T10">•</text:span><text:span text:style-name="T12"> </text:span>[securite_sub1_sub1.name;block=tbs:row] : [securite_sub1_sub1.value]</text:p>
                      </table:table-cell>
                    </table:table-row>
                  </table:table>
                  <text:p text:style-name="P67">[<text:span text:style-name="T14">securite_sub1.isupdates;if [val]=1;then </text:span>Notes :;<text:span text:style-name="T15">else Aucune notes.]</text:span></text:p>
                  <table:table table:name="Tableau19" table:style-name="Tableau19">
                    <table:table-column table:style-name="Tableau19.A"/>
                    <table:table-row>
                      <table:table-cell table:style-name="Tableau19.A1" office:value-type="string">
                        <text:p text:style-name="P75"><text:span text:style-name="T10">›</text:span><text:span text:style-name="T12"> </text:span>[securite_sub1_sub2.hour;block=tbs:row] : [securite_sub1_sub2.note]</text:p>
                      </table:table-cell>
                    </table:table-row>
                  </table:table>
                  <text:p text:style-name="P77"/>
                </table:table-cell>
              </table:table-row>
            </table:table>
            <text:p text:style-name="P77"/>
          </table:table-cell>
        </table:table-row>
      </table:table>
      <text:p text:style-name="P47"/>
      <text:list xml:id="list174939962498359" text:continue-list="list174940803287013" text:style-name="WW8Num1">
        <text:list-item>
          <text:h text:style-name="P51" text:outline-level="1">Sûreté </text:h>
        </text:list-item>
      </text:list>
      <text:p text:style-name="Text_20_body">Mettre ici les événements relatifs à la sûreté : </text:p>
      <text:list xml:id="list3766486955582650851" text:style-name="WW8Num9">
        <text:list-item>
          <text:p text:style-name="P59">Menace avérée sur un aéronef ou installations</text:p>
        </text:list-item>
        <text:list-item>
          <text:p text:style-name="P59">MASA (Mesure Active de Sûreté Aérienne : missions applicables à des aéronefs en vol, et menées par des aéronefs d’interception, dans un but de renseignement de contrainte, ou de destruction)</text:p>
        </text:list-item>
        <text:list-item>
          <text:p text:style-name="P59">Alerte en vol DPSA (Dispositif Particulier de Sûreté Aérienne e.g sommet G8, 14 juillet, ….)</text:p>
        </text:list-item>
        <text:list-item>
          <text:p text:style-name="P59">Alerte à la bombe</text:p>
        </text:list-item>
        <text:list-item>
          <text:p text:style-name="P59">Intrusion illicite ou tentative grave d’intrusion sur un système d’information de la navigation aérienne</text:p>
        </text:list-item>
        <text:list-item>
          <text:p text:style-name="P59">Acte de vandalisme ou vol sur des équipements </text:p>
        </text:list-item>
      </text:list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79"><text:span text:style-name="T6">[</text:span>surete.day;block=tbs:row;sub1=event]</text:p>
            <table:table table:name="Tableau21" table:style-name="Tableau21">
              <table:table-column table:style-name="Tableau21.A"/>
              <table:table-row>
                <table:table-cell table:style-name="Tableau21.A1" office:value-type="string">
                  <text:p text:style-name="P69">[surete_sub1.name;block=tbs:row;<text:span text:style-name="T7">sub1</text:span>=fields;s<text:span text:style-name="T8">ub2=updates</text:span>]<text:span text:style-name="T16"> </text:span><text:span text:style-name="T17">créé par [surete_sub1.author]</text:span></text:p>
                  <text:p text:style-name="P71"><text:tab/><text:span text:style-name="T10">▪</text:span><text:span text:style-name="T12"> </text:span><text:span text:style-name="T9">Début : </text:span>[surete_sub1.start]</text:p>
                  <text:p text:style-name="P71"><text:tab/><text:span text:style-name="T5">[surete_sub1.end;if [val]='';then '';else </text:span><text:span text:style-name="T11">▪</text:span><text:span text:style-name="T13"> </text:span><text:span text:style-name="T5">Fin : [val]]</text:span></text:p>
                  <table:table table:name="Tableau22" table:style-name="Tableau22">
                    <table:table-column table:style-name="Tableau22.A"/>
                    <table:table-row>
                      <table:table-cell table:style-name="Tableau22.A1" office:value-type="string">
                        <text:p text:style-name="P73"><text:span text:style-name="T10">•</text:span><text:span text:style-name="T12"> </text:span>[surete_sub1_sub1.name;block=tbs:row] : [surete_sub1_sub1.value]</text:p>
                      </table:table-cell>
                    </table:table-row>
                  </table:table>
                  <text:p text:style-name="P67">[<text:span text:style-name="T14">surete_sub1.isupdates;if [val]=1;then </text:span>Notes :;<text:span text:style-name="T15">else Aucune notes.]</text:span></text:p>
                  <table:table table:name="Tableau23" table:style-name="Tableau23">
                    <table:table-column table:style-name="Tableau23.A"/>
                    <table:table-row>
                      <table:table-cell table:style-name="Tableau23.A1" office:value-type="string">
                        <text:p text:style-name="P75"><text:span text:style-name="T10">›</text:span><text:span text:style-name="T12"> </text:span>[surete_sub1_sub2.hour;block=tbs:row] : [surete_sub1_sub2.note]</text:p>
                      </table:table-cell>
                    </table:table-row>
                  </table:table>
                  <text:p text:style-name="P77"/>
                </table:table-cell>
              </table:table-row>
            </table:table>
            <text:p text:style-name="P77"/>
          </table:table-cell>
        </table:table-row>
      </table:table>
      <text:p text:style-name="P48"/>
      <text:list xml:id="list174941985906842" text:continue-list="list174939962498359" text:style-name="WW8Num1">
        <text:list-item>
          <text:h text:style-name="P51" text:outline-level="1">Divers</text:h>
        </text:list-item>
      </text:list>
      <text:p text:style-name="Text_20_body">Mettre ici tout ce qui ne rentre pas dans les rubriques supra.</text:p>
      <text:p text:style-name="P64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79"><text:span text:style-name="T6">[</text:span>divers.day;block=tbs:row;sub1=event]</text:p>
            <table:table table:name="Tableau25" table:style-name="Tableau25">
              <table:table-column table:style-name="Tableau25.A"/>
              <table:table-row>
                <table:table-cell table:style-name="Tableau25.A1" office:value-type="string">
                  <text:p text:style-name="P69">[divers_sub1.name;block=tbs:row;<text:span text:style-name="T7">sub1</text:span>=fields;s<text:span text:style-name="T8">ub2=updates</text:span>]<text:span text:style-name="T16"> </text:span><text:span text:style-name="T17">créé par [divers_sub1.author]</text:span></text:p>
                  <text:p text:style-name="P71"><text:tab/><text:span text:style-name="T10">▪</text:span><text:span text:style-name="T12"> </text:span><text:span text:style-name="T9">Début : </text:span>[divers_sub1.start]</text:p>
                  <text:p text:style-name="P71"><text:tab/><text:span text:style-name="T5">[divers_sub1.end;if [val]='';then '';else </text:span><text:span text:style-name="T11">▪</text:span><text:span text:style-name="T13"> </text:span><text:span text:style-name="T5">Fin : [val]]</text:span></text:p>
                  <table:table table:name="Tableau26" table:style-name="Tableau26">
                    <table:table-column table:style-name="Tableau26.A"/>
                    <table:table-row>
                      <table:table-cell table:style-name="Tableau26.A1" office:value-type="string">
                        <text:p text:style-name="P73"><text:span text:style-name="T10">•</text:span><text:span text:style-name="T12"> </text:span>[divers_sub1_sub1.name;block=tbs:row] : [divers_sub1_sub1.value]</text:p>
                      </table:table-cell>
                    </table:table-row>
                  </table:table>
                  <text:p text:style-name="P67"><text:soft-page-break/>[<text:span text:style-name="T14">divers_sub1.isupdates;if [val]=1;then </text:span>Notes :;<text:span text:style-name="T15">else Aucune notes.]</text:span></text:p>
                  <table:table table:name="Tableau27" table:style-name="Tableau27">
                    <table:table-column table:style-name="Tableau27.A"/>
                    <table:table-row>
                      <table:table-cell table:style-name="Tableau27.A1" office:value-type="string">
                        <text:p text:style-name="P75"><text:span text:style-name="T10">›</text:span><text:span text:style-name="T12"> </text:span>[divers_sub1_sub2.hour;block=tbs:row] : [divers_sub1_sub2.note]</text:p>
                      </table:table-cell>
                    </table:table-row>
                  </table:table>
                  <text:p text:style-name="P77"/>
                </table:table-cell>
              </table:table-row>
            </table:table>
            <text:p text:style-name="P77"/>
          </table:table-cell>
        </table:table-row>
      </table:table>
      <text:p text:style-name="P49"/>
      <text:p text:style-name="P20"/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6"><text:s/></text:p>
          </table:table-cell>
          <table:table-cell table:style-name="Tableau2.A1" office:value-type="string">
            <text:p text:style-name="P17">Le Responsable de Permanence</text:p>
          </table:table-cell>
        </table:table-row>
        <table:table-row table:style-name="Tableau2.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7">Prénom NOM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35">DESTINATAIRES :</text:p>
      <text:p text:style-name="P36"/>
      <text:p text:style-name="P36"/>
      <text:p text:style-name="P36"/>
      <text:p text:style-name="P36"/>
      <text:p text:style-name="P37">COPI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next-style-name="Text_20_body" style:class="text">
      <style:paragraph-properties fo:margin-top="0.212cm" fo:margin-bottom="0.847cm" loext:contextual-spacing="false" fo:text-align="center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24pt" fo:language="fr" fo:country="FR" style:letter-kerning="true" style:font-name-asian="Times New Roman" style:font-family-asian="'Times New Roman'" style:font-family-generic-asian="roman" style:font-pitch-asian="variable" style:font-size-asian="24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_20_body" style:display-name="Text body" style:family="paragraph" style:class="text">
      <style:paragraph-properties fo:margin-left="0.501cm" fo:margin-right="0cm" fo:margin-top="0.106cm" fo:margin-bottom="0.106cm" loext:contextual-spacing="false" fo:text-align="justify" style:justify-single-word="false" fo:orphans="2" fo:widows="2" fo:text-indent="0.501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normal"/>
    </style:style>
    <style:style style:name="Heading_20_2" style:display-name="Heading 2" style:family="paragraph" style:parent-style-name="Heading_20_1" style:next-style-name="Text_20_body" style:default-outline-level="2" style:list-style-name="WW8Num1" style:class="text">
      <style:paragraph-properties fo:margin-left="1.302cm" fo:margin-right="0cm" fo:margin-top="0.212cm" fo:margin-bottom="0.212cm" loext:contextual-spacing="false" fo:text-indent="-0.501cm" style:auto-text-indent="false"/>
      <style:text-properties fo:font-size="14pt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8Num1" style:class="text">
      <style:paragraph-properties fo:margin-left="1cm" fo:margin-right="0cm" fo:text-indent="0cm" style:auto-text-indent="false">
        <style:tab-stops/>
      </style:paragraph-properties>
      <style:text-properties style:font-size-complex="13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136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indent="0.953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53cm" fo:margin-right="0cm" fo:text-indent="0cm" style:auto-text-indent="false" fo:keep-with-next="always"/>
      <style:text-properties style:font-name="Arial" fo:font-family="Arial" style:font-family-generic="swiss" style:font-pitch="variable" fo:font-size="10pt" fo:language="fr" fo:country="FR" fo:font-weight="bold" style:font-size-asian="10pt" style:language-asian="fr" style:country-asian="FR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" style:family="paragraph">
      <style:graphic-properties draw:fill="solid" draw:fill-color="#ffffff" draw:opacity="100%"/>
      <style:paragraph-properties fo:margin-top="0cm" fo:margin-bottom="0.212cm" loext:contextual-spacing="false" fo:orphans="2" fo:widows="2" fo:background-color="#ffffff"/>
      <style:text-properties fo:color="#808080" style:font-name="Franklin Gothic ExtraCond" fo:font-family="'Franklin Gothic ExtraCond', Vrind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identite" style:family="paragraph">
      <style:paragraph-properties fo:line-height="0.459cm" fo:orphans="2" fo:widows="2" style:text-autospace="none" style:punctuation-wrap="simple" style:vertical-align="baseline"/>
      <style:text-properties style:use-window-font-color="true" style:font-name="Franklin Gothic ExtraCond" fo:font-family="'Franklin Gothic ExtraCond', Vrinda" style:font-family-generic="swiss" style:font-pitch="variable" fo:font-size="10pt" fo:letter-spacing="0.018cm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Reference" style:family="paragraph">
      <style:paragraph-properties fo:text-align="end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_20_Noir" style:display-name="Service Noir" style:family="paragraph" style:parent-style-name="service">
      <style:graphic-properties draw:fill="solid" draw:fill-color="#ffffff" draw:opacity="100%"/>
      <style:paragraph-properties fo:background-color="#ffffff"/>
      <style:text-properties fo:color="#000000"/>
    </style:style>
    <style:style style:name="Contents_20_1" style:display-name="Contents 1" style:family="paragraph" style:next-style-name="Standard" style:class="index">
      <style:paragraph-properties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Contents_20_1" style:next-style-name="Standard" style:class="index">
      <style:paragraph-properties fo:margin-left="0.42cm" fo:margin-right="0cm" fo:margin-top="0.212cm" fo:margin-bottom="0.212cm" loext:contextual-spacing="false" fo:text-indent="0cm" style:auto-text-indent="false"/>
      <style:text-properties fo:font-variant="normal" fo:text-transform="none"/>
    </style:style>
    <style:style style:name="Contents_20_3" style:display-name="Contents 3" style:family="paragraph" style:parent-style-name="Contents_20_2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line-height="0.494cm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text-transform="uppercase" style:font-name="Franklin Gothic ExtraCond" fo:font-family="'Franklin Gothic ExtraCond', Vrinda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next-style-name="Standard">
      <style:paragraph-properties fo:margin-top="0.212cm" fo:margin-bottom="0cm" loext:contextual-spacing="false"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itre8" style:family="paragraph" style:parent-style-name="Standard">
      <style:paragraph-properties fo:line-height="0.494cm"/>
      <style:text-properties fo:font-variant="small-caps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/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e_20_Corps_20_de_20_texte_20__2b__20_Gras" style:display-name="Style Corps de texte + Gras" style:family="paragraph" style:parent-style-name="Text_20_body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5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0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1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34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aits_5f_marquants" style:display-name="faits_marquants" style:family="paragraph" style:parent-style-name="Heading_20_2" style:default-outline-level="" style:list-style-name="">
      <style:paragraph-properties fo:margin-left="1.27cm" fo:margin-right="0.395cm" fo:margin-top="0.212cm" fo:margin-bottom="0cm" loext:contextual-spacing="false" fo:text-align="justify" style:justify-single-word="false" fo:text-indent="-1.27cm" style:auto-text-indent="false" fo:keep-with-next="auto"/>
      <style:text-properties style:font-name="Liberation Sans" fo:font-family="'Liberation Sans'" style:font-family-generic="swiss" style:font-pitch="variable" fo:font-size="10pt" fo:font-weight="normal" style:letter-kerning="true" style:font-size-asian="10pt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plorateur_20_de_20_documents" style:display-name="Explorateur de documents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m-corps_20_texte" style:display-name="m-corps texte" style:family="paragraph" style:parent-style-name="Standard">
      <style:paragraph-properties fo:margin-top="0cm" fo:margin-bottom="0.459cm" loext:contextual-spacing="false" fo:text-align="justify" style:justify-single-word="false"/>
      <style:text-properties style:font-name="Liberation Sans" fo:font-family="'Liberation Sans'" style:font-family-generic="swiss" style:font-pitch="variable" fo:font-size="10pt" style:font-size-asian="10pt" style:font-name-complex="Liberation Sans" style:font-family-complex="'Liberation Sans'" style:font-family-generic-complex="swiss" style:font-pitch-complex="variable" style:font-size-complex="10pt" style:text-scale="93%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Word" style:family="paragraph">
      <style:paragraph-properties fo:orphans="2" fo:widows="2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Description" style:family="paragraph" style:parent-style-name="Standard">
      <style:paragraph-properties fo:hyphenation-ladder-count="no-limit" text:number-lines="false" text:line-number="0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_20_Car_20_Car" style:display-name=" Car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" style:display-name="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Style_20_Corps_20_de_20_texte_20__2b__20_Gras_20_Car" style:display-name="Style Corps de texte + Gras Car" style:family="text">
      <style:text-properties style:font-name="Garamond" fo:font-family="Garamond" style:font-family-generic="roman" style:font-pitch="variable" fo:font-size="12pt" fo:language="fr" fo:country="FR" fo:font-weight="bold" style:font-size-asian="12pt" style:font-weight-asian="bold" style:font-name-complex="Garamond" style:font-family-complex="Garamond" style:font-family-generic-complex="roman" style:font-pitch-complex="variable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Header_20_Char" style:display-name="Header Char" style:family="text">
      <style:text-properties fo:font-size="12pt" fo:language="fr" fo:country="FR" style:font-size-asian="12pt" style:font-size-complex="12pt" style:language-complex="ar" style:country-complex="SA"/>
    </style:style>
    <style:style style:name="Corps_20_de_20_texte_20_Car" style:display-name="Corps de texte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faits_5f_marquants_20_Car" style:display-name="faits_marquants Car" style:family="text">
      <style:text-properties style:font-name="Liberation Sans" fo:font-family="'Liberation Sans'" style:font-family-generic="swiss" style:font-pitch="variable" fo:language="fr" fo:country="FR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send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2.54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272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2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2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2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854cm" table:align="center" style:writing-mode="lr-tb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8.677cm"/>
    </style:style>
    <style:style style:name="Tableau4.C" style:family="table-column">
      <style:table-column-properties style:column-width="6.219cm"/>
    </style:style>
    <style:style style:name="Tableau4.1" style:family="table-row">
      <style:table-row-properties style:row-height="1.591cm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ervice">
      <style:text-properties fo:font-size="14pt" style:font-size-asian="14pt"/>
    </style:style>
    <style:style style:name="MP3" style:family="paragraph" style:parent-style-name="Reference">
      <style:paragraph-properties fo:text-align="start" style:justify-single-word="false"/>
    </style:style>
    <style:style style:name="MP4" style:family="paragraph" style:parent-style-name="Reference">
      <style:paragraph-properties fo:margin-top="0.212cm" fo:margin-bottom="0cm" loext:contextual-spacing="false"/>
    </style:style>
    <style:style style:name="MP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0.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frame draw:style-name="Mfr1" draw:name="Image1" text:anchor-type="as-char" svg:width="1.709cm" svg:height="1.549cm" draw:z-index="7"><draw:image xlink:href="Pictures/10000000000000990000008F4484625E.png" xlink:type="simple" xlink:show="embed" xlink:actuate="onLoad"/></draw:frame></text:p>
              <text:p text:style-name="MP2"/>
              <text:p text:style-name="Standard"/>
            </table:table-cell>
            <table:table-cell table:style-name="Tableau4.A1" office:value-type="string">
              <text:p text:style-name="MP3">[general.organisation_name]</text:p>
            </table:table-cell>
            <table:table-cell table:style-name="Tableau4.A1" office:value-type="string">
              <text:p text:style-name="Reference">[general.export_date]</text:p>
              <text:p text:style-name="MP4">Référence : ss/aaaa </text:p>
            </table:table-cell>
          </table:table-row>
        </table:table>
        <text:p text:style-name="Text_20_body"/>
      </style:header>
      <style:footer>
        <text:p text:style-name="MP5"><draw:frame draw:style-name="Mfr2" draw:name="Cadre1" text:anchor-type="paragraph" svg:y="0.002cm" draw:z-index="3"><draw:text-box fo:min-height="0.058cm" fo:min-width="0.041cm"><text:p text:style-name="Footer"><text:span text:style-name="Page_20_Number"><text:page-number text:select-page="current">2</text:page-number></text:span></text:p><text:p text:style-name="Footer"/></draw:text-box></draw:frame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Note de travail DGAC</dc:title>
    <dc:subject>Misen place charte graphique 2002</dc:subject>
    <dc:description>v 0.5</dc:description>
    <meta:initial-creator>SCTA/2AS</meta:initial-creator>
    <meta:creation-date>2015-07-02T15:25:00</meta:creation-date>
    <dc:date>2015-10-13T17:49:37.242000000</dc:date>
    <meta:print-date>2012-04-10T12:03:00</meta:print-date>
    <meta:editing-cycles>59</meta:editing-cycles>
    <meta:editing-duration>PT6H55M26S</meta:editing-duration>
    <meta:generator>LibreOffice/4.4.5.2$Windows_x86 LibreOffice_project/a22f674fd25a3b6f45bdebf25400ed2adff0ff99</meta:generator>
    <meta:document-statistic meta:table-count="27" meta:image-count="1" meta:object-count="0" meta:page-count="4" meta:paragraph-count="113" meta:word-count="590" meta:character-count="4917" meta:non-whitespace-character-count="4444"/>
  </office:meta>
</office:document-meta>
</file>